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BMPlexMono," svg:font-family="'IBMPlexMono,', 'Courier New', ', monospace', Consolas, 'Courier New', monospace"/>
    <style:font-face style:name="IBMPlexMono,1" svg:font-family="'IBMPlexMono,', 'Courier New', ', monospace', Consolas, 'Courier New', monospac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96cm" style:rel-column-width="8077*"/>
    </style:style>
    <style:style style:name="Tabla1.B" style:family="table-column">
      <style:table-column-properties style:column-width="5.115cm" style:rel-column-width="19718*"/>
    </style:style>
    <style:style style:name="Tabla1.C" style:family="table-column">
      <style:table-column-properties style:column-width="9.79cm" style:rel-column-width="37740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096cm" style:rel-column-width="1188*"/>
    </style:style>
    <style:style style:name="Tabla2.B" style:family="table-column">
      <style:table-column-properties style:column-width="5.115cm" style:rel-column-width="2900*"/>
    </style:style>
    <style:style style:name="Tabla2.C" style:family="table-column">
      <style:table-column-properties style:column-width="9.79cm" style:rel-column-width="5550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096cm" style:rel-column-width="1188*"/>
    </style:style>
    <style:style style:name="Tabla3.B" style:family="table-column">
      <style:table-column-properties style:column-width="5.115cm" style:rel-column-width="2900*"/>
    </style:style>
    <style:style style:name="Tabla3.C" style:family="table-column">
      <style:table-column-properties style:column-width="9.79cm" style:rel-column-width="5550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096cm" style:rel-column-width="1188*"/>
    </style:style>
    <style:style style:name="Tabla4.B" style:family="table-column">
      <style:table-column-properties style:column-width="5.115cm" style:rel-column-width="2900*"/>
    </style:style>
    <style:style style:name="Tabla4.C" style:family="table-column">
      <style:table-column-properties style:column-width="9.79cm" style:rel-column-width="5550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8d3b" officeooo:paragraph-rsid="00038d3b"/>
    </style:style>
    <style:style style:name="P2" style:family="paragraph" style:parent-style-name="Standard">
      <style:text-properties fo:color="#000000" loext:opacity="100%" style:font-name="Arial" fo:font-size="7pt" fo:font-weight="normal" fo:background-color="#fffffe" style:font-size-asian="7pt" style:font-size-complex="7pt"/>
    </style:style>
    <style:style style:name="P3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4" style:family="paragraph" style:parent-style-name="Standard">
      <style:paragraph-properties style:line-height-at-least="0.476cm"/>
      <style:text-properties fo:color="#000000" loext:opacity="100%" style:font-name="Arial" fo:font-size="7pt" fo:background-color="#fffffe" style:font-size-asian="7pt" style:font-size-complex="7pt"/>
    </style:style>
    <style:style style:name="P5" style:family="paragraph" style:parent-style-name="Standard">
      <style:text-properties fo:color="#000000" loext:opacity="100%" style:font-name="Arial" fo:font-size="7pt" fo:background-color="#fffffe" style:font-size-asian="7pt" style:font-size-complex="7pt"/>
    </style:style>
    <style:style style:name="P6" style:family="paragraph" style:parent-style-name="Standard">
      <style:text-properties officeooo:rsid="00056247" officeooo:paragraph-rsid="00056247"/>
    </style:style>
    <style:style style:name="P7" style:family="paragraph" style:parent-style-name="Table_20_Contents">
      <style:text-properties style:font-name="Arial" fo:font-size="7pt" officeooo:rsid="000ba6bf" officeooo:paragraph-rsid="000f3c87" style:font-size-asian="7pt" style:font-size-complex="7pt"/>
    </style:style>
    <style:style style:name="P8" style:family="paragraph" style:parent-style-name="Table_20_Contents">
      <style:text-properties style:font-name="Arial" fo:font-size="7pt" style:font-size-asian="7pt" style:font-size-complex="7pt"/>
    </style:style>
    <style:style style:name="P9" style:family="paragraph" style:parent-style-name="Table_20_Contents">
      <style:text-properties style:font-name="Arial" fo:font-size="7pt" officeooo:rsid="000f3c87" officeooo:paragraph-rsid="000f3c87" style:font-size-asian="7pt" style:font-size-complex="7pt"/>
    </style:style>
    <style:style style:name="P10" style:family="paragraph" style:parent-style-name="Table_20_Contents">
      <style:text-properties style:font-name="Arial" fo:font-size="7pt" officeooo:rsid="000cc88c" officeooo:paragraph-rsid="000cc88c" style:font-size-asian="7pt" style:font-size-complex="7pt"/>
    </style:style>
    <style:style style:name="P11" style:family="paragraph" style:parent-style-name="Table_20_Contents">
      <style:text-properties style:font-name="Arial" fo:font-size="7pt" officeooo:rsid="000a655b" officeooo:paragraph-rsid="000a655b" style:font-size-asian="7pt" style:font-size-complex="7pt"/>
    </style:style>
    <style:style style:name="P12" style:family="paragraph" style:parent-style-name="Standard">
      <style:paragraph-properties fo:text-align="center" style:justify-single-word="false"/>
      <style:text-properties officeooo:paragraph-rsid="00056247"/>
    </style:style>
    <style:style style:name="P13" style:family="paragraph" style:parent-style-name="Subtitle">
      <style:text-properties officeooo:rsid="0007dc03" officeooo:paragraph-rsid="0007dc03"/>
    </style:style>
    <style:style style:name="P14" style:family="paragraph" style:parent-style-name="Title">
      <style:text-properties officeooo:paragraph-rsid="00038d3b"/>
    </style:style>
    <style:style style:name="P15" style:family="paragraph" style:parent-style-name="Title">
      <style:text-properties officeooo:rsid="00038d3b" officeooo:paragraph-rsid="00038d3b"/>
    </style:style>
    <style:style style:name="P16" style:family="paragraph" style:parent-style-name="Standard">
      <style:text-properties fo:color="#000000" loext:opacity="100%" style:font-name="Arial" fo:font-size="7pt" fo:font-weight="normal" officeooo:rsid="0003c504" fo:background-color="#fffffe" style:font-size-asian="7pt" style:font-size-complex="7pt"/>
    </style:style>
    <style:style style:name="P17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18" style:family="paragraph" style:parent-style-name="Standard">
      <style:text-properties fo:color="#000000" loext:opacity="100%" style:font-name="Arial" fo:font-size="7pt" fo:font-weight="normal" fo:background-color="#fffffe" style:font-size-asian="7pt" style:font-size-complex="7pt"/>
    </style:style>
    <style:style style:name="P19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20" style:family="paragraph" style:parent-style-name="Standard">
      <style:paragraph-properties style:line-height-at-least="0.476cm"/>
      <style:text-properties fo:color="#000000" loext:opacity="100%" style:font-name="Arial" fo:font-size="7pt" fo:background-color="#fffffe" style:font-size-asian="7pt" style:font-size-complex="7pt"/>
    </style:style>
    <style:style style:name="P21" style:family="paragraph" style:parent-style-name="Standard">
      <style:text-properties fo:color="#000000" loext:opacity="100%" style:font-name="Arial" fo:font-size="7pt" fo:background-color="#fffffe" style:font-size-asian="7pt" style:font-size-complex="7pt"/>
    </style:style>
    <style:style style:name="P22" style:family="paragraph" style:parent-style-name="Standard">
      <style:paragraph-properties style:line-height-at-least="0.476cm"/>
      <style:text-properties style:font-name="Arial" fo:font-size="7pt" style:font-size-asian="7pt" style:font-size-complex="7pt"/>
    </style:style>
    <style:style style:name="P23" style:family="paragraph" style:parent-style-name="Standard">
      <style:text-properties officeooo:rsid="00038d3b" officeooo:paragraph-rsid="00038d3b"/>
    </style:style>
    <style:style style:name="P24" style:family="paragraph" style:parent-style-name="Standard">
      <style:paragraph-properties style:line-height-at-least="0.476cm"/>
      <style:text-properties style:use-window-font-color="true" loext:opacity="0%" style:font-name="Arial" fo:font-size="7pt" officeooo:rsid="00254129" officeooo:paragraph-rsid="00254129" fo:background-color="#fffffe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officeooo:rsid="0016edf0" officeooo:paragraph-rsid="0016edf0"/>
    </style:style>
    <style:style style:name="P26" style:family="paragraph" style:parent-style-name="Table_20_Contents">
      <style:text-properties fo:font-size="7pt" style:font-size-asian="7pt" style:font-size-complex="7pt"/>
    </style:style>
    <style:style style:name="P2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7pt" style:font-size-asian="7pt" style:font-size-complex="7pt"/>
    </style:style>
    <style:style style:name="P28" style:family="paragraph" style:parent-style-name="Table_20_Contents">
      <style:text-properties fo:font-size="7pt" officeooo:rsid="0024963b" officeooo:paragraph-rsid="0024963b" style:font-size-asian="7pt" style:font-size-complex="7pt"/>
    </style:style>
    <style:style style:name="P29" style:family="paragraph" style:parent-style-name="Table_20_Contents">
      <style:text-properties style:font-name="Arial" fo:font-size="7pt" style:font-size-asian="7pt" style:font-size-complex="7pt"/>
    </style:style>
    <style:style style:name="P30" style:family="paragraph" style:parent-style-name="Table_20_Contents">
      <style:text-properties style:font-name="Arial" fo:font-size="7pt" officeooo:rsid="00181c87" officeooo:paragraph-rsid="00181c87" style:font-size-asian="7pt" style:font-size-complex="7pt"/>
    </style:style>
    <style:style style:name="P31" style:family="paragraph" style:parent-style-name="Table_20_Contents">
      <style:text-properties style:font-name="Arial" fo:font-size="7pt" officeooo:rsid="00193791" officeooo:paragraph-rsid="00193791" style:font-size-asian="7pt" style:font-size-complex="7pt"/>
    </style:style>
    <style:style style:name="P32" style:family="paragraph" style:parent-style-name="Table_20_Contents">
      <style:text-properties style:font-name="Arial" fo:font-size="7pt" officeooo:rsid="001eb343" officeooo:paragraph-rsid="001eb343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officeooo:rsid="0021cee6" officeooo:paragraph-rsid="0021cee6"/>
    </style:style>
    <style:style style:name="P34" style:family="paragraph" style:parent-style-name="Table_20_Contents">
      <style:paragraph-properties fo:text-align="center" style:justify-single-word="false"/>
      <style:text-properties officeooo:rsid="00271f25" officeooo:paragraph-rsid="00271f25"/>
    </style:style>
    <style:style style:name="P35" style:family="paragraph" style:parent-style-name="Table_20_Contents">
      <style:text-properties officeooo:rsid="0028a63f" officeooo:paragraph-rsid="0028a63f"/>
    </style:style>
    <style:style style:name="T1" style:family="text">
      <style:text-properties fo:color="#a31515" loext:opacity="100%"/>
    </style:style>
    <style:style style:name="T2" style:family="text">
      <style:text-properties fo:color="#a31515" loext:opacity="100%" fo:font-weight="normal"/>
    </style:style>
    <style:style style:name="T3" style:family="text">
      <style:text-properties fo:color="#a31515" loext:opacity="100%" style:font-name="IBMPlexMono," fo:font-size="9pt" fo:font-weight="normal"/>
    </style:style>
    <style:style style:name="T4" style:family="text">
      <style:text-properties fo:color="#a31515" loext:opacity="100%" style:font-name="IBMPlexMono," fo:font-weight="normal"/>
    </style:style>
    <style:style style:name="T5" style:family="text">
      <style:text-properties fo:color="#000000" loext:opacity="100%" fo:font-weight="normal" fo:background-color="#fffffe" loext:char-shading-value="0"/>
    </style:style>
    <style:style style:name="T6" style:family="text">
      <style:text-properties fo:color="#0451a5" loext:opacity="100%"/>
    </style:style>
    <style:style style:name="T7" style:family="text">
      <style:text-properties fo:color="#0451a5" loext:opacity="100%" fo:font-weight="normal"/>
    </style:style>
    <style:style style:name="T8" style:family="text">
      <style:text-properties fo:color="#0451a5" loext:opacity="100%" style:font-name="IBMPlexMono," fo:font-size="9pt" fo:font-weight="normal"/>
    </style:style>
    <style:style style:name="T9" style:family="text">
      <style:text-properties fo:color="#0451a5" loext:opacity="100%" style:font-name="IBMPlexMono," fo:font-weight="normal"/>
    </style:style>
    <style:style style:name="T10" style:family="text">
      <style:text-properties fo:font-weight="normal"/>
    </style:style>
    <style:style style:name="T11" style:family="text">
      <style:text-properties fo:color="#098658" loext:opacity="100%" fo:font-weight="normal"/>
    </style:style>
    <style:style style:name="T12" style:family="text">
      <style:text-properties officeooo:rsid="00056247"/>
    </style:style>
    <style:style style:name="T13" style:family="text">
      <style:text-properties officeooo:rsid="00091f52"/>
    </style:style>
    <style:style style:name="T14" style:family="text">
      <style:text-properties style:font-name="IBMPlexMono," fo:font-weight="normal"/>
    </style:style>
    <style:style style:name="T15" style:family="text">
      <style:text-properties style:font-name="IBMPlexMono," fo:font-size="9pt" fo:font-weight="normal"/>
    </style:style>
    <style:style style:name="T16" style:family="text">
      <style:text-properties officeooo:rsid="001cef05"/>
    </style:style>
    <style:style style:name="T17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18" style:family="text">
      <style:text-properties fo:font-variant="normal" fo:text-transform="none" fo:color="#212121" loext:opacity="100%" style:font-name="Inter" fo:letter-spacing="normal" fo:font-style="normal" fo:font-weight="normal"/>
    </style:style>
    <style:style style:name="T19" style:family="text">
      <style:text-properties officeooo:rsid="00254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STS</text:p>
      <text:p text:style-name="P14">POSTMAN</text:p>
      <text:p text:style-name="P13">Sessio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316942772976">
          <table:table-cell table:style-name="Tabla1.A1" table:number-columns-spanned="3" office:value-type="string">
            <text:p text:style-name="P12"><text:span text:style-name="T12">Registrar </text:span><text:span text:style-name="T13">Usuario</text:span></text:p>
          </table:table-cell>
          <table:covered-table-cell/>
          <table:covered-table-cell/>
        </table:table-row>
        <table:table-row table:style-name="TableLine1316942774704">
          <table:table-cell table:style-name="Tabla1.A2" office:value-type="string">
            <text:p text:style-name="P16">Falta el email.</text:p>
          </table:table-cell>
          <table:table-cell table:style-name="Tabla1.A2" office:value-type="string">
            <text:p text:style-name="P3">{</text:p>
            <text:p text:style-name="P4">    <text:span text:style-name="T2">"first_name"</text:span><text:span text:style-name="T10">: </text:span><text:span text:style-name="T7">"dennis"</text:span><text:span text:style-name="T10">,</text:span></text:p>
            <text:p text:style-name="P4">    <text:span text:style-name="T2">"last_name"</text:span><text:span text:style-name="T10">: </text:span><text:span text:style-name="T7">"rodriguez"</text:span><text:span text:style-name="T10">,</text:span></text:p>
            <text:p text:style-name="P4">    <text:span text:style-name="T2">"email"</text:span><text:span text:style-name="T10">: </text:span><text:span text:style-name="T7">""</text:span><text:span text:style-name="T10">,</text:span></text:p>
            <text:p text:style-name="P4">    <text:span text:style-name="T2">"age"</text:span><text:span text:style-name="T10">: </text:span><text:span text:style-name="T11">42</text:span><text:span text:style-name="T10">,</text:span></text:p>
            <text:p text:style-name="P4">    <text:span text:style-name="T2">"password"</text:span><text:span text:style-name="T10">: </text:span><text:span text:style-name="T7">"12345"</text:span><text:span text:style-name="T10">,</text:span></text:p>
            <text:p text:style-name="P4">    <text:span text:style-name="T2">"role"</text:span><text:span text:style-name="T10">: </text:span><text:span text:style-name="T7">"USER"</text:span></text:p>
            <text:p text:style-name="P3">}</text:p>
          </table:table-cell>
          <table:table-cell table:style-name="Tabla1.C2" office:value-type="string">
            <text:p text:style-name="P3"><text:span text:style-name="T1">"message"</text:span>: <text:span text:style-name="T6">"Error, al intentar registrar el usuario, existen datos nulos o vacíos."</text:span></text:p>
            <text:p text:style-name="P8"/>
          </table:table-cell>
        </table:table-row>
        <table:table-row table:style-name="TableLine1316845282048">
          <table:table-cell table:style-name="Tabla1.A2" office:value-type="string">
            <text:p text:style-name="P11">Falta el rol.</text:p>
          </table:table-cell>
          <table:table-cell table:style-name="Tabla1.A2" office:value-type="string">
            <text:p text:style-name="P2">{</text:p>
            <text:p text:style-name="P4">    <text:span text:style-name="T2">"first_name"</text:span><text:span text:style-name="T10">: </text:span><text:span text:style-name="T7">"dennis"</text:span><text:span text:style-name="T10">,</text:span></text:p>
            <text:p text:style-name="P4">    <text:span text:style-name="T2">"last_name"</text:span><text:span text:style-name="T10">: </text:span><text:span text:style-name="T7">"rodriguez"</text:span><text:span text:style-name="T10">,</text:span></text:p>
            <text:p text:style-name="P4">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<text:span text:style-name="T2">"age"</text:span><text:span text:style-name="T10">: </text:span><text:span text:style-name="T11">42</text:span><text:span text:style-name="T10">,</text:span></text:p>
            <text:p text:style-name="P4">    <text:span text:style-name="T2">"password"</text:span><text:span text:style-name="T10">: </text:span><text:span text:style-name="T7">"12345"</text:span><text:span text:style-name="T10">,</text:span></text:p>
            <text:p text:style-name="P4">    <text:span text:style-name="T2">"role"</text:span><text:span text:style-name="T10">: </text:span><text:span text:style-name="T7">""</text:span></text:p>
            <text:p text:style-name="P3">}</text:p>
            <text:p text:style-name="P8"/>
          </table:table-cell>
          <table:table-cell table:style-name="Tabla1.C2" office:value-type="string">
            <text:p text:style-name="P4"><text:span text:style-name="T2">"message"</text:span><text:span text:style-name="T10">: </text:span><text:span text:style-name="T7">"Error al intentar registrar el usuario. Datos nulos o vacíos."</text:span></text:p>
            <text:p text:style-name="P3"/>
          </table:table-cell>
        </table:table-row>
        <table:table-row table:style-name="TableLine1316845288384">
          <table:table-cell table:style-name="Tabla1.A2" office:value-type="string">
            <text:p text:style-name="P10">Rol diferente a los que roles validados.</text:p>
          </table:table-cell>
          <table:table-cell table:style-name="Tabla1.A2" office:value-type="string">
            <text:p text:style-name="P2">{</text:p>
            <text:p text:style-name="P4">    <text:span text:style-name="T2">"first_name"</text:span><text:span text:style-name="T10">: </text:span><text:span text:style-name="T7">"dennis"</text:span><text:span text:style-name="T10">,</text:span></text:p>
            <text:p text:style-name="P4">    <text:span text:style-name="T2">"last_name"</text:span><text:span text:style-name="T10">: </text:span><text:span text:style-name="T7">"rodriguez"</text:span><text:span text:style-name="T10">,</text:span></text:p>
            <text:p text:style-name="P4">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<text:span text:style-name="T2">"age"</text:span><text:span text:style-name="T10">: </text:span><text:span text:style-name="T11">42</text:span><text:span text:style-name="T10">,</text:span></text:p>
            <text:p text:style-name="P4">    <text:span text:style-name="T2">"password"</text:span><text:span text:style-name="T10">: </text:span><text:span text:style-name="T7">"12345"</text:span><text:span text:style-name="T10">,</text:span></text:p>
            <text:p text:style-name="P4">    <text:span text:style-name="T2">"role"</text:span><text:span text:style-name="T10">: </text:span><text:span text:style-name="T7">"MEMBER"</text:span></text:p>
            <text:p text:style-name="P3">}</text:p>
            <text:p text:style-name="P8"/>
          </table:table-cell>
          <table:table-cell table:style-name="Tabla1.C2" office:value-type="string">
            <text:p text:style-name="P5"> <text:span text:style-name="T2">"message"</text:span><text:span text:style-name="T10">: </text:span><text:span text:style-name="T7">"Error al intentar registrar el usuario. Datos nulos o vacíos."</text:span></text:p>
            <text:p text:style-name="P8"/>
          </table:table-cell>
        </table:table-row>
        <table:table-row table:style-name="TableLine1316845287520">
          <table:table-cell table:style-name="Tabla1.A2" office:value-type="string">
            <text:p text:style-name="P9">Se ingresan datos correctos.</text:p>
          </table:table-cell>
          <table:table-cell table:style-name="Tabla1.A2" office:value-type="string">
            <text:p text:style-name="P2">{</text:p>
            <text:p text:style-name="P4">    <text:span text:style-name="T2">"first_name"</text:span><text:span text:style-name="T10">: </text:span><text:span text:style-name="T7">"dennis"</text:span><text:span text:style-name="T10">,</text:span></text:p>
            <text:p text:style-name="P4">    <text:span text:style-name="T2">"last_name"</text:span><text:span text:style-name="T10">: </text:span><text:span text:style-name="T7">"rodriguez"</text:span><text:span text:style-name="T10">,</text:span></text:p>
            <text:p text:style-name="P4">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<text:span text:style-name="T2">"age"</text:span><text:span text:style-name="T10">: </text:span><text:span text:style-name="T11">42</text:span><text:span text:style-name="T10">,</text:span></text:p>
            <text:p text:style-name="P4">    <text:span text:style-name="T2">"password"</text:span><text:span text:style-name="T10">: </text:span><text:span text:style-name="T7">"12345"</text:span><text:span text:style-name="T10">,</text:span></text:p>
            <text:p text:style-name="P4">    <text:span text:style-name="T2">"role"</text:span><text:span text:style-name="T10">: </text:span><text:span text:style-name="T7">"USER"</text:span></text:p>
            <text:p text:style-name="P3">}</text:p>
            <text:p text:style-name="P8"/>
          </table:table-cell>
          <table:table-cell table:style-name="Tabla1.C2" office:value-type="string">
            <text:p text:style-name="P2">{</text:p>
            <text:p text:style-name="P4">    <text:span text:style-name="T2">"message"</text:span><text:span text:style-name="T10">: </text:span><text:span text:style-name="T7">"Usuario registrado correctamente"</text:span><text:span text:style-name="T10">,</text:span></text:p>
            <text:p text:style-name="P4">    <text:span text:style-name="T2">"user"</text:span><text:span text:style-name="T10">: {</text:span></text:p>
            <text:p text:style-name="P4">        <text:span text:style-name="T2">"first_name"</text:span><text:span text:style-name="T10">: </text:span><text:span text:style-name="T7">"dennis"</text:span><text:span text:style-name="T10">,</text:span></text:p>
            <text:p text:style-name="P4">        <text:span text:style-name="T2">"last_name"</text:span><text:span text:style-name="T10">: </text:span><text:span text:style-name="T7">"rodriguez"</text:span><text:span text:style-name="T10">,</text:span></text:p>
            <text:p text:style-name="P4">    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    <text:span text:style-name="T2">"age"</text:span><text:span text:style-name="T10">: </text:span><text:span text:style-name="T11">42</text:span><text:span text:style-name="T10">,</text:span></text:p>
            <text:p text:style-name="P4">        <text:span text:style-name="T2">"password"</text:span><text:span text:style-name="T10">: </text:span><text:span text:style-name="T7">"$2b$10$Ltx0eEi2nHc5p7pCZUWBr.8HVxIMSMn5m8mbTcIWcI4WnPprnD4we"</text:span><text:span text:style-name="T10">,</text:span></text:p>
            <text:p text:style-name="P4">        <text:span text:style-name="T2">"role"</text:span><text:span text:style-name="T10">: </text:span><text:span text:style-name="T7">"USER"</text:span><text:span text:style-name="T10">,</text:span></text:p>
            <text:p text:style-name="P4">        <text:span text:style-name="T2">"last_connection"</text:span><text:span text:style-name="T10">: </text:span><text:span text:style-name="T7">"2024-07-03T23:34:23.450Z"</text:span><text:span text:style-name="T10">,</text:span></text:p>
            <text:p text:style-name="P4">        <text:span text:style-name="T2">"_id"</text:span><text:span text:style-name="T10">: </text:span><text:span text:style-name="T7">"6685dfff8405d1b51f47fd1f"</text:span><text:span text:style-name="T10">,</text:span></text:p>
            <text:p text:style-name="P4">        <text:span text:style-name="T2">"carts"</text:span><text:span text:style-name="T10">: [],</text:span></text:p>
            <text:p text:style-name="P4">        <text:span text:style-name="T2">"__v"</text:span><text:span text:style-name="T10">: </text:span><text:span text:style-name="T11">0</text:span></text:p>
            <text:p text:style-name="P4">    <text:span text:style-name="T10">}</text:span></text:p>
            <text:p text:style-name="P3">}</text:p>
            <text:p text:style-name="P8"><text:soft-page-break/></text:p>
          </table:table-cell>
        </table:table-row>
        <table:table-row table:style-name="TableLine1316845296160">
          <table:table-cell table:style-name="Tabla1.A2" office:value-type="string">
            <text:p text:style-name="P7">El mail ya fue registrado.</text:p>
          </table:table-cell>
          <table:table-cell table:style-name="Tabla1.A2" office:value-type="string">
            <text:p text:style-name="P3">{</text:p>
            <text:p text:style-name="P4">    <text:span text:style-name="T2">"first_name"</text:span><text:span text:style-name="T10">: </text:span><text:span text:style-name="T7">"marcel"</text:span><text:span text:style-name="T10">,</text:span></text:p>
            <text:p text:style-name="P4">    <text:span text:style-name="T2">"last_name"</text:span><text:span text:style-name="T10">: </text:span><text:span text:style-name="T7">"correa"</text:span><text:span text:style-name="T10">,</text:span></text:p>
            <text:p text:style-name="P4">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<text:span text:style-name="T2">"age"</text:span><text:span text:style-name="T10">: </text:span><text:span text:style-name="T11">42</text:span><text:span text:style-name="T10">,</text:span></text:p>
            <text:p text:style-name="P4">    <text:span text:style-name="T2">"password"</text:span><text:span text:style-name="T10">: </text:span><text:span text:style-name="T7">"12345"</text:span><text:span text:style-name="T10">,</text:span></text:p>
            <text:p text:style-name="P4">    <text:span text:style-name="T2">"role"</text:span><text:span text:style-name="T10">: </text:span><text:span text:style-name="T7">"USER"</text:span></text:p>
            <text:p text:style-name="P3">}</text:p>
          </table:table-cell>
          <table:table-cell table:style-name="Tabla1.C2" office:value-type="string">
            <text:p text:style-name="P3"/>
            <text:p text:style-name="P4"><text:span text:style-name="T2">"message"</text:span><text:span text:style-name="T10">: </text:span><text:span text:style-name="T7">"Error, existe un usuario con ese email."</text:span></text:p>
            <text:p text:style-name="P3"/>
            <text:p text:style-name="P8"/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1316962763280">
          <table:table-cell table:style-name="Tabla2.A1" table:number-columns-spanned="3" office:value-type="string">
            <text:p text:style-name="P25">Login</text:p>
          </table:table-cell>
          <table:covered-table-cell/>
          <table:covered-table-cell/>
        </table:table-row>
        <table:table-row table:style-name="TableLine1316962763280">
          <table:table-cell table:style-name="Tabla2.A2" office:value-type="string">
            <text:p text:style-name="P30">Sin email.</text:p>
          </table:table-cell>
          <table:table-cell table:style-name="Tabla2.A2" office:value-type="string">
            <text:p text:style-name="P2">{</text:p>
            <text:p text:style-name="P4">    <text:span text:style-name="T2">"email"</text:span><text:span text:style-name="T10">: </text:span><text:span text:style-name="T7">""</text:span><text:span text:style-name="T10">,</text:span></text:p>
            <text:p text:style-name="P4">    <text:span text:style-name="T2">"password"</text:span><text:span text:style-name="T10">: </text:span><text:span text:style-name="T7">"12345"</text:span></text:p>
            <text:p text:style-name="P3">}</text:p>
            <text:p text:style-name="P8"/>
          </table:table-cell>
          <table:table-cell table:style-name="Tabla2.C2" office:value-type="string">
            <text:p text:style-name="P5">    <text:span text:style-name="T2">"message"</text:span><text:span text:style-name="T10">: </text:span><text:span text:style-name="T7">"Error, usuario no registrado."</text:span></text:p>
            <text:p text:style-name="P8"/>
          </table:table-cell>
        </table:table-row>
        <table:table-row table:style-name="TableLine1316962763280">
          <table:table-cell table:style-name="Tabla2.A2" office:value-type="string">
            <text:p text:style-name="P30">Sin password.</text:p>
          </table:table-cell>
          <table:table-cell table:style-name="Tabla2.A2" office:value-type="string">
            <text:p text:style-name="P2">{</text:p>
            <text:p text:style-name="P4">    <text:span text:style-name="T2">"email"</text:span><text:span text:style-name="T10">: </text:span><text:span text:style-name="T7">"dennis.mrodriguezc@gmail.com"</text:span><text:span text:style-name="T10">,</text:span></text:p>
            <text:p text:style-name="P4">    <text:span text:style-name="T2">"password"</text:span><text:span text:style-name="T10">: </text:span><text:span text:style-name="T7">""</text:span></text:p>
            <text:p text:style-name="P3">}</text:p>
            <text:p text:style-name="P8"/>
          </table:table-cell>
          <table:table-cell table:style-name="Tabla2.C2" office:value-type="string">
            <text:p text:style-name="P5">    <text:span text:style-name="T2">"message"</text:span><text:span text:style-name="T10">: </text:span><text:span text:style-name="T7">"Error, usuario no registrado."</text:span></text:p>
            <text:p text:style-name="P8"/>
          </table:table-cell>
        </table:table-row>
        <table:table-row table:style-name="TableLine1316962763280">
          <table:table-cell table:style-name="Tabla2.A2" office:value-type="string">
            <text:p text:style-name="P31">Usuario no registrado.</text:p>
          </table:table-cell>
          <table:table-cell table:style-name="Tabla2.A2" office:value-type="string">
            <text:p text:style-name="P2">{</text:p>
            <text:p text:style-name="P4">    <text:span text:style-name="T2">"email"</text:span><text:span text:style-name="T10">: </text:span><text:span text:style-name="T7">"pato.mrodriguezc@gmail.com"</text:span><text:span text:style-name="T10">,</text:span></text:p>
            <text:p text:style-name="P4">    <text:span text:style-name="T2">"password"</text:span><text:span text:style-name="T10">: </text:span><text:span text:style-name="T7">"12345"</text:span></text:p>
            <text:p text:style-name="P3">}</text:p>
            <text:p text:style-name="P8"/>
          </table:table-cell>
          <table:table-cell table:style-name="Tabla2.C2" office:value-type="string">
            <text:p text:style-name="P5">    <text:span text:style-name="T2">"message"</text:span><text:span text:style-name="T10">: </text:span><text:span text:style-name="T7">"Error, usuario no registrado."</text:span></text:p>
            <text:p text:style-name="P8"/>
          </table:table-cell>
        </table:table-row>
        <table:table-row table:style-name="TableLine1316962763280">
          <table:table-cell table:style-name="Tabla2.A2" office:value-type="string">
            <text:p text:style-name="P31"><text:span text:style-name="T16">Passwords</text:span> no coinciden.</text:p>
          </table:table-cell>
          <table:table-cell table:style-name="Tabla2.A2" office:value-type="string">
            <text:p text:style-name="P2">{</text:p>
            <text:p text:style-name="P4">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<text:span text:style-name="T2">"password"</text:span><text:span text:style-name="T10">: </text:span><text:span text:style-name="T7">"123"</text:span></text:p>
            <text:p text:style-name="P22"><text:span text:style-name="T5">}</text:span></text:p>
          </table:table-cell>
          <table:table-cell table:style-name="Tabla2.C2" office:value-type="string">
            <text:p text:style-name="P5">    <text:span text:style-name="T2">"message"</text:span><text:span text:style-name="T10">: </text:span><text:span text:style-name="T7">"Error, sus credenciales no son válidas."</text:span></text:p>
            <text:p text:style-name="P8"/>
          </table:table-cell>
        </table:table-row>
        <table:table-row table:style-name="TableLine1316962763280">
          <table:table-cell table:style-name="Tabla2.A2" office:value-type="string">
            <text:p text:style-name="P32">Datos correctos.</text:p>
          </table:table-cell>
          <table:table-cell table:style-name="Tabla2.A2" office:value-type="string">
            <text:p text:style-name="P2">{</text:p>
            <text:p text:style-name="P4">    <text:span text:style-name="T2">"email"</text:span><text:span text:style-name="T10">: </text:span><text:span text:style-name="T7">"dennis.mrodriguez@gmail.com"</text:span><text:span text:style-name="T10">,</text:span></text:p>
            <text:p text:style-name="P4">    <text:span text:style-name="T2">"password"</text:span><text:span text:style-name="T10">: </text:span><text:span text:style-name="T7">"12345"</text:span></text:p>
            <text:p text:style-name="P3">}</text:p>
            <text:p text:style-name="P2"/>
          </table:table-cell>
          <table:table-cell table:style-name="Tabla2.C2" office:value-type="string">
            <text:p text:style-name="P4"><text:span text:style-name="T2">"message"</text:span><text:span text:style-name="T10">: </text:span><text:span text:style-name="T7">"Felicitaciones, te haz logueado correctamente. Levantá el token en las cookies."</text:span></text:p>
            <text:p text:style-name="P4"><text:span text:style-name="T7"/></text:p>
            <text:p text:style-name="P24"><text:span text:style-name="T10">Además, actualiza hora de última conexión.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1316962773072">
          <table:table-cell table:style-name="Tabla3.A1" table:number-columns-spanned="3" office:value-type="string">
            <text:p text:style-name="P33">Logout</text:p>
          </table:table-cell>
          <table:covered-table-cell/>
          <table:covered-table-cell/>
        </table:table-row>
        <table:table-row table:style-name="TableLine1316962773072"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7"><text:span text:style-name="T18">localhost:8080/api/session/logout</text:span> </text:p>
          </table:table-cell>
          <table:table-cell table:style-name="Tabla3.C2" office:value-type="string">
            <text:p text:style-name="P28">Realiza el logout y limpia la cookie. <text:span text:style-name="T19">Actualiza la fecha y hora de la última conexión.</text:span>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1316962776240">
          <table:table-cell table:style-name="Tabla4.A1" table:number-columns-spanned="3" office:value-type="string">
            <text:p text:style-name="P34">Actualizar contraseña</text:p>
          </table:table-cell>
          <table:covered-table-cell/>
          <table:covered-table-cell/>
        </table:table-row>
        <table:table-row table:style-name="TableLine1316962776240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P35">Por vista</text:p>
          </table:table-cell>
          <table:table-cell table:style-name="Tabla4.C2" office:value-type="string">
            <text:p text:style-name="Table_20_Contents"/>
          </table:table-cell>
        </table:table-row>
        <table:table-row table:style-name="TableLine1316962776240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IBMPlexMono," svg:font-family="'IBMPlexMono,', 'Courier New', ', monospace', Consolas, 'Courier New', monospace"/>
    <style:font-face style:name="IBMPlexMono,1" svg:font-family="'IBMPlexMono,', 'Courier New', ', monospace', Consolas, 'Courier New', monospac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3T21:04:02.775000000</dc:date>
    <meta:editing-duration>PT50M1S</meta:editing-duration>
    <meta:editing-cycles>34</meta:editing-cycles>
    <meta:generator>LibreOffice/7.3.2.2$Windows_X86_64 LibreOffice_project/49f2b1bff42cfccbd8f788c8dc32c1c309559be0</meta:generator>
    <meta:document-statistic meta:table-count="4" meta:image-count="0" meta:object-count="0" meta:page-count="2" meta:paragraph-count="105" meta:word-count="273" meta:character-count="2511" meta:non-whitespace-character-count="2073"/>
  </office:meta>
</office:document-meta>
</file>